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A80000013D53246A79FC88AC9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ubik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fo:font-size="12pt"/>
    </style:style>
    <style:style style:name="T1" style:family="text"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7826" style:font-name="Rubik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svg:stroke-color="#3465a4" draw:marker-start-width="1.251cm" draw:marker-end-width="1.25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99cm" svg:stroke-color="#3465a4" draw:marker-start-width="1.849cm" draw:marker-end-width="1.849cm" draw:fill="solid" draw:fill-color="#ffff99" draw:textarea-horizontal-align="center" draw:textarea-vertical-align="middle" fo:padding-top="0.249cm" fo:padding-bottom="0.249cm" fo:padding-left="0.249cm" fo:padding-right="0.2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3" draw:name="Shape1" draw:style-name="gr2" draw:text-style-name="P2" svg:width="29.493cm" svg:height="20.809cm" svg:x="0.083cm" svg:y="0.069cm">
        <text:p/>
      </draw:rect>
      <text:p text:style-name="Standard"><draw:frame draw:style-name="fr1" draw:name="Image1" text:anchor-type="paragraph" svg:x="8.001cm" svg:y="5.38cm" svg:width="13.769cm" svg:height="10.294cm" draw:z-index="2"><draw:image xlink:href="Pictures/10000000000001A80000013D53246A79FC88AC9C.png" xlink:type="simple" xlink:show="embed" xlink:actuate="onLoad" loext:mime-type="image/png"/></draw:frame><draw:line text:anchor-type="paragraph" draw:z-index="0" draw:name="Shape3" draw:style-name="gr1" draw:text-style-name="P1" svg:x1="0.002cm" svg:y1="0cm" svg:x2="29.699cm" svg:y2="20.999cm"><text:p/></draw:line><draw:line text:anchor-type="paragraph" draw:z-index="1" draw:name="Shape4" draw:style-name="gr1" draw:text-style-name="P1" svg:x1="0.002cm" svg:y1="20.999cm" svg:x2="29.699cm" svg:y2="0cm"><text:p/></draw:line><draw:rect text:anchor-type="paragraph" draw:z-index="4" draw:name="Shape2" draw:style-name="gr1" draw:text-style-name="P1" svg:width="14.615cm" svg:height="10.293cm" svg:x="7.542cm" svg:y="5.38cm"><text:p/></draw:rect><draw:frame text:anchor-type="paragraph" draw:z-index="5" draw:name="Shape5" draw:style-name="gr3" draw:text-style-name="P3" svg:width="13.189cm" svg:height="1.174cm" svg:x="8.357cm" svg:y="5.606cm"><draw:text-box><text:p text:style-name="P1"><text:span text:style-name="T1">ENGLISH</text:span></text:p></draw:text-box></draw:frame><draw:frame text:anchor-type="paragraph" draw:z-index="6" draw:name="Shape5" draw:style-name="gr3" draw:text-style-name="P4" svg:width="13.066cm" svg:height="1.174cm" svg:x="8.357cm" svg:y="14.275cm"><draw:text-box><text:p text:style-name="P1"><text:span text:style-name="T2">DEUTSCH</text:span></text:p></draw:text-box></draw:frame><draw:frame text:anchor-type="paragraph" draw:z-index="7" draw:name="Shape6" draw:style-name="gr4" draw:text-style-name="P5" svg:width="9.921cm" svg:height="1.449cm" draw:transform="rotate (-1.5700981950941) translate (9.00818055555556cm 5.57741666666667cm)"><draw:text-box><text:p text:style-name="P1"><text:span text:style-name="T3">FRANÇAIS</text:span></text:p></draw:text-box></draw:frame><draw:frame text:anchor-type="paragraph" draw:z-index="8" draw:name="Shape6" draw:style-name="gr4" draw:text-style-name="P6" svg:width="9.921cm" svg:height="1.449cm" draw:transform="rotate (1.57481058407448) translate (20.7468611111111cm 15.4904722222222cm)"><draw:text-box><text:p text:style-name="P1"><text:span text:style-name="T4">ESPAÑOL</text:span></text:p></draw:text-box></draw:frame><draw:rect text:anchor-type="paragraph" draw:z-index="9" draw:name="Shape9" draw:style-name="gr5" draw:text-style-name="P7" svg:width="11.369cm" svg:height="7.127cm" svg:x="9.178cm" svg:y="6.94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4</meta:editing-cycles>
    <meta:creation-date>2008-08-22T11:41:04</meta:creation-date>
    <dc:date>2020-04-14T16:59:16.328632375</dc:date>
    <meta:editing-duration>PT2H16M39S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